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769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338cm" fo:min-width="0cm"/>
    </style:style>
    <style:style style:name="gr3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642cm" fo:min-width="7.583cm"/>
    </style:style>
    <style:style style:name="gr5" style:family="graphic" style:parent-style-name="objectwithoutfill">
      <style:graphic-properties draw:stroke="dash" draw:stroke-dash="Fine_20_Dashed"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323cm" svg:height="0.562cm" svg:x="2.844cm" svg:y="4.035cm">
          <text:p text:style-name="P1"><text:span text:style-name="T1">‘</text:span><text:span text:style-name="T1">b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1.323cm" svg:height="0.562cm" svg:x="2.857cm" svg:y="5.028cm">
          <text:p text:style-name="P1"><text:span text:style-name="T1">‘</text:span><text:span text:style-name="T1">r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1.323cm" svg:height="0.562cm" svg:x="5.212cm" svg:y="4.036cm">
          <text:p text:style-name="P1"><text:span text:style-name="T1">‘</text:span><text:span text:style-name="T1">e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323cm" svg:height="0.562cm" svg:x="5.225cm" svg:y="5.029cm">
          <text:p text:style-name="P1"><text:span text:style-name="T1">‘</text:span><text:span text:style-name="T1">ea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323cm" svg:height="0.562cm" svg:x="7.369cm" svg:y="4.499cm">
          <text:p text:style-name="P1"><text:span text:style-name="T1">‘</text:span><text:span text:style-name="T1">d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0.092cm" svg:height="1.588cm" svg:x="1.707cm" svg:y="3.9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106cm" svg:height="1.588cm" svg:x="9.578cm" svg:y="3.99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.799cm" svg:y1="4.789cm" svg:x2="2.857cm" svg:y2="5.309cm" draw:start-shape="id1" draw:start-glue-point="1" draw:end-shape="id2" draw:end-glue-point="3" svg:d="M1799 4789c792 0 263 520 1058 520" svg:viewBox="0 0 1059 521">
          <text:p/>
        </draw:connector>
        <draw:connector draw:style-name="gr3" draw:text-style-name="P4" draw:layer="layout" draw:type="curve" svg:x1="4.18cm" svg:y1="5.309cm" svg:x2="5.225cm" svg:y2="5.31cm" draw:start-shape="id2" draw:start-glue-point="1" draw:end-shape="id3" draw:end-glue-point="3" svg:d="M4180 5309c783 0 261 1 1045 1" svg:viewBox="0 0 1046 2">
          <text:p/>
        </draw:connector>
        <draw:connector draw:style-name="gr3" draw:text-style-name="P4" draw:layer="layout" draw:type="curve" svg:x1="6.548cm" svg:y1="5.31cm" svg:x2="7.369cm" svg:y2="4.78cm" draw:start-shape="id3" draw:start-glue-point="1" draw:end-shape="id4" draw:end-glue-point="3" svg:d="M6548 5310c615 0 205-530 821-530" svg:viewBox="0 0 822 531">
          <text:p/>
        </draw:connector>
        <draw:connector draw:style-name="gr3" draw:text-style-name="P4" draw:layer="layout" draw:type="curve" svg:x1="8.692cm" svg:y1="4.78cm" svg:x2="9.578cm" svg:y2="4.789cm" draw:start-shape="id4" draw:start-glue-point="1" draw:end-shape="id5" draw:end-glue-point="3" svg:d="M8692 4780c666 0 223 9 886 9" svg:viewBox="0 0 887 10">
          <text:p/>
        </draw:connector>
        <draw:custom-shape draw:style-name="gr4" draw:text-style-name="P3" draw:layer="layout" svg:width="8.083cm" svg:height="1.892cm" svg:x="1.641cm" svg:y="3.79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.799cm" svg:y1="4.789cm" svg:x2="2.844cm" svg:y2="4.316cm" draw:start-shape="id1" draw:start-glue-point="1" draw:end-shape="id6" draw:end-glue-point="3" svg:d="M1799 4789c783 0 261-473 1045-473" svg:viewBox="0 0 1046 474">
          <text:p/>
        </draw:connector>
        <draw:connector draw:style-name="gr5" draw:text-style-name="P4" draw:layer="layout" draw:type="curve" draw:line-skew="0.354cm" svg:x1="2.857cm" svg:y1="5.309cm" svg:x2="2.845cm" svg:y2="4.317cm" draw:start-shape="id2" draw:start-glue-point="3" svg:d="M2857 5309c-222 0-216-992-12-992" svg:viewBox="0 0 167 993">
          <text:p/>
        </draw:connector>
        <draw:connector draw:style-name="gr5" draw:text-style-name="P4" draw:layer="layout" draw:type="curve" svg:x1="4.18cm" svg:y1="5.309cm" svg:x2="5.212cm" svg:y2="4.317cm" draw:start-shape="id2" draw:start-glue-point="1" draw:end-shape="id7" draw:end-glue-point="3" svg:d="M4180 5309c774 0 258-992 1032-992" svg:viewBox="0 0 1033 993">
          <text:p/>
        </draw:connector>
        <draw:connector draw:style-name="gr5" draw:text-style-name="P4" draw:layer="layout" draw:type="curve" svg:x1="6.535cm" svg:y1="4.317cm" svg:x2="7.369cm" svg:y2="4.78cm" draw:start-shape="id7" draw:start-glue-point="1" draw:end-shape="id4" draw:end-glue-point="3" svg:d="M6535 4317c625 0 209 463 834 463" svg:viewBox="0 0 835 464">
          <text:p/>
        </draw:connector>
        <draw:connector draw:style-name="gr5" draw:text-style-name="P4" draw:layer="layout" draw:type="curve" draw:line-skew="0.28cm" svg:x1="5.212cm" svg:y1="4.317cm" svg:x2="5.225cm" svg:y2="5.31cm" draw:start-shape="id7" draw:start-glue-point="3" draw:end-shape="id3" draw:end-glue-point="3" svg:d="M5212 4317c-333 0-339 993 13 993" svg:viewBox="0 0 264 9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hn Goettsche</meta:initial-creator>
    <meta:creation-date>2020-11-29T22:41:02.622000000</meta:creation-date>
    <meta:generator>LibreOffice/6.3.2.2$Windows_X86_64 LibreOffice_project/98b30e735bda24bc04ab42594c85f7fd8be07b9c</meta:generator>
    <dc:date>2020-11-29T22:54:49.055000000</dc:date>
    <dc:creator>John Goettsche</dc:creator>
    <meta:editing-duration>PT13M45S</meta:editing-duration>
    <meta:editing-cycles>3</meta:editing-cycles>
    <meta:document-statistic meta:object-count="17"/>
  </office:meta>
</office:document-meta>
</file>